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030d" officeooo:paragraph-rsid="000c030d"/>
    </style:style>
    <style:style style:name="P2" style:family="paragraph" style:parent-style-name="Standard">
      <style:text-properties fo:font-size="13pt" fo:font-weight="bold" officeooo:rsid="000c030d" officeooo:paragraph-rsid="000c030d" style:font-size-asian="13pt" style:font-weight-asian="bold" style:font-size-complex="13pt" style:font-weight-complex="bold"/>
    </style:style>
    <style:style style:name="P3" style:family="paragraph" style:parent-style-name="Standard">
      <style:text-properties officeooo:rsid="000ce16a" officeooo:paragraph-rsid="000ce16a"/>
    </style:style>
    <style:style style:name="P4" style:family="paragraph" style:parent-style-name="Standard">
      <style:text-properties officeooo:rsid="000ce16a" officeooo:paragraph-rsid="000e7a3d"/>
    </style:style>
    <style:style style:name="P5" style:family="paragraph" style:parent-style-name="Standard">
      <style:text-properties officeooo:rsid="000ce16a" officeooo:paragraph-rsid="000fa16b"/>
    </style:style>
    <style:style style:name="P6" style:family="paragraph" style:parent-style-name="Standard">
      <style:text-properties fo:color="#c9211e" loext:opacity="100%" officeooo:rsid="000ce16a" officeooo:paragraph-rsid="000ce16a"/>
    </style:style>
    <style:style style:name="P7" style:family="paragraph" style:parent-style-name="Standard">
      <style:text-properties fo:color="#c9211e" loext:opacity="100%" officeooo:rsid="000c030d" officeooo:paragraph-rsid="000c030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0e7a3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0fa16b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bold" officeooo:rsid="000fa16b" style:font-weight-asian="bold" style:font-weight-complex="bold"/>
    </style:style>
    <style:style style:name="T10" style:family="text">
      <style:text-properties style:text-underline-style="none" officeooo:rsid="000e7a3d"/>
    </style:style>
    <style:style style:name="T11" style:family="text">
      <style:text-properties officeooo:rsid="000e7a3d"/>
    </style:style>
    <style:style style:name="T12" style:family="text">
      <style:text-properties officeooo:rsid="000fa1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CES :</text:p>
      <text:p text:style-name="P1"/>
      <text:p text:style-name="P1"/>
      <text:p text:style-name="P1"/>
      <text:p text:style-name="P1">OBJET (<text:span text:style-name="T2">N°Objet</text:span><text:span text:style-name="T4">,</text:span> DesignationOb, CategorieOb, EtatOB, <text:span text:style-name="T4">#N°Equipe, #N°Site)</text:span></text:p>
      <text:p text:style-name="P1"/>
      <text:p text:style-name="P1">EQUIPE (<text:span text:style-name="T2">N°Equipe,</text:span> NomDirecteur)</text:p>
      <text:p text:style-name="P1"/>
      <text:p text:style-name="P7">FOUILLE (<text:span text:style-name="T5"> </text:span><text:span text:style-name="T2">#N°Equipe</text:span><text:span text:style-name="T8">, </text:span><text:span text:style-name="T2">#N°Site</text:span><text:span text:style-name="T6"> )</text:span></text:p>
      <text:p text:style-name="P1"/>
      <text:p text:style-name="P1">SITE (<text:span text:style-name="T2">N°Site</text:span><text:span text:style-name="T6">, LongueurSite, LargeurSite, </text:span><text:span text:style-name="T8">#N°Zone</text:span><text:span text:style-name="T6">)</text:span></text:p>
      <text:p text:style-name="P1"/>
      <text:p text:style-name="P1">ZONE_DE_FOUILLE (<text:span text:style-name="T2">N°Zone</text:span>, NomZone)</text:p>
      <text:p text:style-name="P1"/>
      <text:p text:style-name="P1"/>
      <text:p text:style-name="P1"/>
      <text:p text:style-name="P1"/>
      <text:p text:style-name="P1"/>
      <text:p text:style-name="P5">FACTURE (<text:span text:style-name="T2">N°Facture</text:span>, DateFacture, <text:span text:style-name="T12">#</text:span><text:span text:style-name="T8">N°Com</text:span><text:span text:style-name="T7">)</text:span></text:p>
      <text:p text:style-name="P3"/>
      <text:p text:style-name="P3">REGLEMENT (<text:span text:style-name="T2">N°Reglement</text:span>, DateReg, MontantReg, <text:span text:style-name="T8">#N°Facture </text:span><text:span text:style-name="T6">)</text:span></text:p>
      <text:p text:style-name="P3"/>
      <text:p text:style-name="P3">FOURNISSEUR ( <text:span text:style-name="T2">N°Fourn</text:span>, NomFour, RueFour, CpFour, VilleFour, TelFour <text:span text:style-name="T12">)</text:span></text:p>
      <text:p text:style-name="P3"/>
      <text:p text:style-name="P6">PROPOSE ( <text:span text:style-name="T11">#</text:span><text:span text:style-name="T2">N°Fourn</text:span>, <text:span text:style-name="T11">#</text:span><text:span text:style-name="T2">RefProduit</text:span>, Prix )</text:p>
      <text:p text:style-name="P3"/>
      <text:p text:style-name="P3">PRODUIT ( <text:span text:style-name="T2">RefProduit</text:span>, LibelleProduit </text:p>
      <text:p text:style-name="P3"/>
      <text:p text:style-name="P6">CONTIENT ( <text:span text:style-name="T11">#</text:span><text:span text:style-name="T2">N°Com</text:span>, <text:span text:style-name="T11">#</text:span><text:span text:style-name="T2">RefProduit</text:span>, qté)</text:p>
      <text:p text:style-name="P3"/>
      <text:p text:style-name="P4">COMMANDE ( <text:span text:style-name="T2">N°Com</text:span>, DateCom, <text:span text:style-name="T10">#</text:span><text:span text:style-name="T8">N°Client </text:span><text:span text:style-name="T11">)</text:span></text:p>
      <text:p text:style-name="P3"/>
      <text:p text:style-name="P3">CLIENT ( <text:span text:style-name="T2">N°Client</text:span>, NomClient, PrénomClient, RueClient, CpClient, VilleClient, TelClient<text:span text:style-name="T11">)</text:span></text:p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30T10:04:56.877038243</meta:creation-date>
    <dc:date>2020-10-30T10:49:04.541774283</dc:date>
    <meta:editing-duration>PT23M36S</meta:editing-duration>
    <meta:editing-cycles>2</meta:editing-cycles>
    <meta:generator>LibreOffice/7.0.2.2$Linux_X86_64 LibreOffice_project/00$Build-2</meta:generator>
    <meta:document-statistic meta:table-count="0" meta:image-count="0" meta:object-count="0" meta:page-count="1" meta:paragraph-count="14" meta:word-count="74" meta:character-count="629" meta:non-whitespace-character-count="568"/>
  </office:meta>
</office:document-meta>
</file>